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-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rief of David and Israel (1:17-21, 24-2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lory of Saul and Jonathan (1:22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-2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:1-2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IUMPH OF DAVID (2:1-3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IUMPH OF DAVID (2:1-32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ceremony (2:1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eremony (2:1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crowning (2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mmendation (2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IUMPH OF DAVID (2:1-32):<text:s text:c="1"/></text:span><text:span text:style-name="a497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eremony (2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petition (2:8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test (2:12-1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e (2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ompromise (2:24-3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1-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TEARS OF DAVID (1:1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TRIUMPH OF DAVID (2:1-3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-2</dc:title>
    <meta:initial-creator>David STRICKLAND</meta:initial-creator>
    <dc:creator>David STRICKLAND</dc:creator>
    <meta:creation-date>2020-02-23T23:10:18Z</meta:creation-date>
    <dc:date>2020-02-23T23:10:19Z</dc:date>
    <meta:template xlink:href="BibleStudy" xlink:type="simple"/>
    <meta:editing-cycles>1</meta:editing-cycles>
    <meta:editing-duration>PT0S</meta:editing-duration>
    <meta:document-statistic meta:paragraph-count="22" meta:word-count="141"/>
  </office:meta>
</office:document-meta>
</file>